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897a" officeooo:paragraph-rsid="0008897a"/>
    </style:style>
    <style:style style:name="P2" style:family="paragraph" style:parent-style-name="Standard">
      <style:text-properties fo:font-weight="bold" officeooo:rsid="0008897a" officeooo:paragraph-rsid="0008897a" style:font-weight-asian="bold" style:font-weight-complex="bold"/>
    </style:style>
    <style:style style:name="P3" style:family="paragraph" style:parent-style-name="Standard">
      <style:text-properties officeooo:rsid="000bf9a9" officeooo:paragraph-rsid="000bf9a9"/>
    </style:style>
    <style:style style:name="P4" style:family="paragraph" style:parent-style-name="Standard">
      <style:text-properties officeooo:rsid="000d4fc8" officeooo:paragraph-rsid="000d4fc8"/>
    </style:style>
    <style:style style:name="P5" style:family="paragraph" style:parent-style-name="Standard">
      <style:text-properties officeooo:rsid="000df5cc" officeooo:paragraph-rsid="000df5cc"/>
    </style:style>
    <style:style style:name="P6" style:family="paragraph" style:parent-style-name="Table_20_Contents">
      <style:text-properties officeooo:rsid="000bf9a9" officeooo:paragraph-rsid="000bf9a9"/>
    </style:style>
    <style:style style:name="P7" style:family="paragraph" style:parent-style-name="Table_20_Contents" style:list-style-name="L1">
      <style:text-properties officeooo:rsid="000bf9a9" officeooo:paragraph-rsid="000bf9a9"/>
    </style:style>
    <style:style style:name="P8" style:family="paragraph" style:parent-style-name="Table_20_Contents" style:list-style-name="L2">
      <style:text-properties officeooo:rsid="000bf9a9" officeooo:paragraph-rsid="000bf9a9"/>
    </style:style>
    <style:style style:name="P9" style:family="paragraph" style:parent-style-name="Table_20_Contents" style:list-style-name="L3">
      <style:text-properties officeooo:rsid="000bf9a9" officeooo:paragraph-rsid="000bf9a9"/>
    </style:style>
    <style:style style:name="P10" style:family="paragraph" style:parent-style-name="Table_20_Contents" style:list-style-name="L4">
      <style:text-properties officeooo:rsid="000bf9a9" officeooo:paragraph-rsid="000bf9a9"/>
    </style:style>
    <style:style style:name="T1" style:family="text">
      <style:text-properties officeooo:rsid="00091bb4"/>
    </style:style>
    <style:style style:name="T2" style:family="text">
      <style:text-properties officeooo:rsid="000a51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DO ESTADO DE SANTA CATARINA</text:p>
      <text:p text:style-name="P2">CENTRO DE CIÊNCIAS TECNOLÓGICAS</text:p>
      <text:p text:style-name="P2"/>
      <text:p text:style-name="P2">PROCESSAMENTO DE IMAGENS</text:p>
      <text:p text:style-name="P1"/>
      <text:p text:style-name="P1">ACADÊMICO MARLON HENRY SCHWEIGERT</text:p>
      <text:p text:style-name="P1"/>
      <text:p text:style-name="P1">1. Para cada técnica de descrição e representação no PDF (Representação_2.pdf), descreva <text:s/>a sua robustez quanto a rotação, transação, escala e presença de ruído.</text:p>
      <text:p text:style-name="P1"/>
      <text:p text:style-name="P1"><text:tab/>Descrição de Contorno: Apresenta um vetor de nós descrevendo o contorno do objeto, com o objetivo de definir o contorno básico do objeto. Este contorno não deve <text:span text:style-name="T1">sofrer com escala, rotação e translação. Esta técnica é fraca contra ruídos.</text:span></text:p>
      <text:p text:style-name="P1"><text:tab/>Descritor de Fourier: <text:span text:style-name="T1">Função que aceita inversa que provê as frequências que descrevem as arestas. Fortemente resistente a ruído, não sofre com efeitos de escala, rotação e translação.</text:span></text:p>
      <text:p text:style-name="P1"><text:tab/>Assinatura de Distância: <text:span text:style-name="T1">É a representação 1D de uma fronteira. É fraco em relação a escala e ruído, porém não sofre com rotação e translação. </text:span></text:p>
      <text:p text:style-name="P1"><text:tab/>Descrição de Região: <text:span text:style-name="T2">É pouco sensível a ruído, rotação e translação, descrevendo o objeto com uma máscara. A escala pode tornar-se um problema dependendo no detalhamento da máscara.</text:span></text:p>
      <text:p text:style-name="P1"/>
      <text:p text:style-name="P3">2. Faça um resumo do artigo “ORB: an efficient alternative to SIFT or SURF” disponível no site (moodle).</text:p>
      <text:p text:style-name="P3"/>
      <text:p text:style-name="P3"><text:tab/>O artigo apresenta o algoritmo ORB, uma proposta de descompressão de imagens com excelente tempo de execução podendo realizar a descompressão em tempo real. Os principais pontos apontados que o algoritmo se sobressaem é na eficiência da descompressão em relação ao SIFT e SURF quando a imagem possui um nível alto de ruído. Alguns métodos são citados e relacionados ao seu desempenho e características:</text:p>
      <text:p text:style-name="P3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6">Método</text:p>
          </table:table-cell>
          <table:table-cell table:style-name="Tabela1.B1" office:value-type="string">
            <text:p text:style-name="P6">Características</text:p>
          </table:table-cell>
        </table:table-row>
        <table:table-row>
          <table:table-cell table:style-name="Tabela1.A2" office:value-type="string">
            <text:p text:style-name="P6">BRIEF</text:p>
          </table:table-cell>
          <table:table-cell table:style-name="Tabela1.B2" office:value-type="string">
            <text:list xml:id="list190549199451349204" text:style-name="L1">
              <text:list-item>
                <text:p text:style-name="P7">Sensível a Rotação</text:p>
              </text:list-item>
            </text:list>
          </table:table-cell>
        </table:table-row>
        <table:table-row>
          <table:table-cell table:style-name="Tabela1.A2" office:value-type="string">
            <text:p text:style-name="P6">SIFT</text:p>
          </table:table-cell>
          <table:table-cell table:style-name="Tabela1.B2" office:value-type="string">
            <text:list xml:id="list1448966976967572612" text:style-name="L3">
              <text:list-item>
                <text:p text:style-name="P9">Desempenho Custoso</text:p>
              </text:list-item>
            </text:list>
          </table:table-cell>
        </table:table-row>
        <table:table-row>
          <table:table-cell table:style-name="Tabela1.A2" office:value-type="string">
            <text:p text:style-name="P6">FAST</text:p>
          </table:table-cell>
          <table:table-cell table:style-name="Tabela1.B2" office:value-type="string">
            <text:list xml:id="list3782473506980687679" text:style-name="L2">
              <text:list-item>
                <text:p text:style-name="P8">Processamento Paralelo e Mapeado</text:p>
              </text:list-item>
            </text:list>
          </table:table-cell>
        </table:table-row>
        <table:table-row>
          <table:table-cell table:style-name="Tabela1.A2" office:value-type="string">
            <text:p text:style-name="P6">SURF</text:p>
          </table:table-cell>
          <table:table-cell table:style-name="Tabela1.B2" office:value-type="string">
            <text:list xml:id="list4601584529098975218" text:style-name="L4">
              <text:list-item>
                <text:p text:style-name="P10">Imprecisão</text:p>
              </text:list-item>
            </text:list>
          </table:table-cell>
        </table:table-row>
      </table:table>
      <text:p text:style-name="P3"/>
      <text:p text:style-name="P3"><text:tab/>Em desempenho, BRIEF e SIFT estão na mesma camada, sendo custosos a arquitetura. SURF é o algoritmo intermediário em média, porém não possui precisão do seu desempenho, sendo altamente instável para processamento em tempo real. FAST utiliza processamento paralelo e mapeamento para agilizar a descompressão.</text:p>
      <text:p text:style-name="P4"><text:tab/>O ORB tem como objetivo mesclar as características do BRIEF e do FAST.</text:p>
      <text:p text:style-name="P4"><text:tab/>O oFAST é um algoritmo que utiliza uma circunferência e álgebra de vetores para definir a orientação do objeto na imagem.</text:p>
      <text:p text:style-name="P5"><text:tab/>O BRIEF realiza diversos testes a fim de obter um vetor de características de uma imagem. <text:tab/>O rBRIEF é uma variação do BRIEF a qual foi utilizado no artigo. O rBRIEF é um algoritmo guloso.</text:p>
      <text:p text:style-name="P5"><text:tab/>Ao fim do artigo, o autor apresenta valores de testes para desempenho ao algoritmo ORB. Comprovando sua eficiência em desempenho e características obti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4:50:22.375300214</meta:creation-date>
    <dc:date>2016-11-27T15:54:30.750675176</dc:date>
    <meta:editing-duration>PT22S</meta:editing-duration>
    <meta:editing-cycles>1</meta:editing-cycles>
    <meta:document-statistic meta:table-count="1" meta:image-count="0" meta:object-count="0" meta:page-count="1" meta:paragraph-count="26" meta:word-count="400" meta:character-count="2510" meta:non-whitespace-character-count="2127"/>
    <meta:generator>LibreOffice/5.2.3.2$Linux_X86_64 LibreOffice_project/20m0$Build-2</meta:generator>
  </office:meta>
</office:document-meta>
</file>